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line draw:style-name="gr1" draw:layer="layout" svg:x1="0cm" svg:y1="0cm" svg:x2="2cm" svg:y2="2cm">
            <text:p/>
          </draw:line>
          <draw:line draw:style-name="gr2" draw:layer="layout" svg:x1="2cm" svg:y1="0.8cm" svg:x2="0.8cm" svg:y2="0.8cm">
            <text:p/>
          </draw:line>
          <draw:line draw:style-name="gr2" draw:layer="layout" svg:x1="2cm" svg:y1="1.2cm" svg:x2="0.8cm" svg:y2="1.2cm">
            <text:p/>
          </draw:line>
          <draw:line draw:style-name="gr2" draw:layer="layout" svg:x1="0.8cm" svg:y1="1.4cm" svg:x2="0.8cm" svg:y2="0.6cm">
            <text:p/>
          </draw:line>
          <draw:path draw:style-name="gr2" draw:layer="layout" svg:width="0.112cm" svg:height="0.8cm" svg:x="0.65cm" svg:y="0.6cm" svg:viewBox="0 0 113 801" svg:d="m113 0c-151 200-151 600 0 8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pb</dc:title>
    <meta:creation-date>2011-02-07T17:05:4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